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3f7" officeooo:paragraph-rsid="000fd3f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<draw:frame draw:style-name="fr1" draw:name="Objeto1" text:anchor-type="as-char" svg:y="-5.105cm" svg:width="12.965cm" svg:height="10.12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10T14:45:59.000900149</dc:date>
    <meta:editing-duration>PT5M5S</meta:editing-duration>
    <meta:editing-cycles>4</meta:editing-cycles>
    <meta:generator>LibreOffice/6.2.4.2$MacOSX_X86_64 LibreOffice_project/2412653d852ce75f65fbfa83fb7e7b669a126d64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B</mi>
              <mi>m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n>1</mn>
                <mrow>
                  <mo fence="true" stretchy="false">|</mo>
                  <mrow>
                    <mrow>
                      <mi>g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</mfrac>
            </mrow>
            <msubsup>
              <mi>L</mi>
              <mi>m</mi>
              <mi>T</mi>
            </msubsup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⋅</mo>
              <mrow>
                <mo fence="true" stretchy="true">[</mo>
                <mrow>
                  <mrow>
                    <mi>H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frac>
                        <mrow>
                          <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  <mrow>
                          <mo fence="true" stretchy="false">|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|</mo>
                        </mrow>
                      </mfrac>
                    </mrow>
                  </mrow>
                </mrow>
                <mo fence="true" stretchy="true">]</mo>
              </mrow>
            </mrow>
            <mspace width="8em"/>
            <mi>η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row>
                      <msubsup>
                        <mo stretchy="false">∑</mo>
                        <mi>m</mi>
                        <mrow>
                          <mn>3</mn>
                          <mrow>
                            <mi>N</mi>
                            <mo stretchy="false">−</mo>
                            <mn>7</mn>
                          </mrow>
                        </mrow>
                      </msubsup>
                      <mrow>
                        <msubsup>
                          <mi>B</mi>
                          <mi>m</mi>
                          <mn>2</mn>
                        </msub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</mrow>
                  <mo fence="true" stretchy="true">)</mo>
                </mrow>
                <mfrac>
                  <mn>1</mn>
                  <mn>2</mn>
                </mfrac>
              </msup>
            </mrow>
          </mrow>
        </mtd>
      </mtr>
      <mtr>
        <mtd>
          <mrow>
            <mi>t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p>
                <mi>η</mi>
                <mfrac>
                  <mn>1</mn>
                  <mn>2</mn>
                </mfrac>
              </msup>
            </mrow>
            <mrow>
              <mo fence="true" stretchy="false">(</mo>
              <mrow>
                <mi>s</mi>
              </mrow>
              <mo fence="true" stretchy="false">)</mo>
            </mrow>
            <msup>
              <mrow>
                <mo fence="true" stretchy="true">(</mo>
                <mrow>
                  <mfrac>
                    <mi mathvariant="normal">ℏ</mi>
                    <mi>μ</mi>
                  </mfrac>
                </mrow>
                <mo fence="true" stretchy="true">)</mo>
              </mrow>
              <mfrac>
                <mn>1</mn>
                <mn>2</mn>
              </mfrac>
            </msup>
            <msup>
              <mrow>
                <mo fence="true" stretchy="true">[</mo>
                <mrow>
                  <mrow>
                    <msubsup>
                      <mo stretchy="false">∑</mo>
                      <mi>m</mi>
                      <mrow>
                        <mn>3</mn>
                        <mrow>
                          <mi>N</mi>
                          <mo stretchy="false">−</mo>
                          <mn>7</mn>
                        </mrow>
                      </mrow>
                    </msubsup>
                    <mrow>
                      <msubsup>
                        <mi>B</mi>
                        <mi>m</mi>
                        <mn>2</mn>
                      </msub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subsup>
                        <mi>ω</mi>
                        <mi>m</mi>
                        <mn>2</mn>
                      </msub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row>
                <mo stretchy="false">−</mo>
                <mfrac>
                  <mn>1</mn>
                  <mn>4</mn>
                </mfrac>
              </mrow>
            </msup>
            <mspace width="8em"/>
            <mi>a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t</mi>
            </mrow>
            <mrow>
              <mo fence="true" stretchy="false">(</mo>
              <mrow>
                <mi>s</mi>
              </mrow>
              <mo fence="true" stretchy="false">)</mo>
            </mrow>
            <mi>η</mi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sub>
              <mi>μ</mi>
              <mi mathvariant="italic">eff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row>
                <mi>μ</mi>
                <mo stretchy="false">⋅</mo>
                <mi mathvariant="italic">min</mi>
              </mrow>
            </mrow>
            <mrow>
              <mo fence="true" stretchy="true">{</mo>
              <mrow>
                <mtable>
                  <mtr>
                    <mtd>
                      <msup>
                        <mi>e</mi>
                        <mrow>
                          <mrow>
                            <mo stretchy="false">−</mo>
                            <mn>2</mn>
                          </mrow>
                          <mi>a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sup>
                              <mrow>
                                <mo fence="true" stretchy="true">[</mo>
                                <mrow>
                                  <mrow>
                                    <mi>a</mi>
                                    <mrow>
                                      <mo fence="true" stretchy="false">(</mo>
                                      <mrow>
                                        <mi>s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]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true">(</mo>
                                <mrow>
                                  <mfrac>
                                    <mi mathvariant="italic">dt</mi>
                                    <mi mathvariant="italic">ds</mi>
                                  </mfrac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</msup>
                    </mtd>
                  </mtr>
                  <mtr>
                    <mtd>
                      <mn>1</mn>
                    </mtd>
                  </mtr>
                </mtable>
              </mrow>
            </mrow>
            <mspace width="8em"/>
            <mrow>
              <msub>
                <mi>μ</mi>
                <mrow>
                  <mi>a</mi>
                  <mn>.</mn>
                  <mi>u</mi>
                  <mn>.</mn>
                </mrow>
              </msub>
              <mo stretchy="false">=</mo>
              <mfrac>
                <mn>1</mn>
                <mrow>
                  <msub>
                    <mi>N</mi>
                    <mi>A</mi>
                  </msub>
                  <msub>
                    <mi>m</mi>
                    <mi>e</mi>
                  </msub>
                  <msup>
                    <mn>10</mn>
                    <mn>3</mn>
                  </msup>
                </mrow>
              </mfrac>
            </mrow>
          </mrow>
        </mtd>
      </mtr>
      <mtr>
        <mtd>
          <mrow>
            <mi>θ</mi>
            <mrow>
              <mrow>
                <mo fence="true" stretchy="true">(</mo>
                <mrow>
                  <mi>E</mi>
                </mrow>
                <mo fence="true" stretchy="true">)</mo>
              </mrow>
              <mo stretchy="false">=</mo>
              <msup>
                <mi mathvariant="normal">ℏ</mi>
                <mrow>
                  <mrow/>
                  <mo stretchy="false">−</mo>
                  <mn>1</mn>
                </mrow>
              </msup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row>
                        <mn>2</mn>
                        <msub>
                          <mi>μ</mi>
                          <mi mathvariant="italic">eff</mi>
                        </msub>
                        <mrow>
                          <mo fence="true" stretchy="true">[</mo>
                          <mrow>
                            <mrow>
                              <msub>
                                <mi>V</mi>
                                <mi>a</mi>
                              </msub>
                              <mrow>
                                <mrow>
                                  <mo fence="true" stretchy="true">(</mo>
                                  <mrow>
                                    <mi>s</mi>
                                  </mrow>
                                  <mo fence="true" stretchy="true">)</mo>
                                </mrow>
                                <mo stretchy="false">−</mo>
                                <mi>E</mi>
                              </mrow>
                            </mrow>
                          </mrow>
                          <mo fence="true" stretchy="true">]</mo>
                        </mrow>
                      </mrow>
                    </mrow>
                    <mo fence="true" stretchy="true">)</mo>
                  </mrow>
                  <mfrac>
                    <mn>1</mn>
                    <mn>2</mn>
                  </mfrac>
                </msup>
                <mi mathvariant="italic">ds</mi>
              </mrow>
            </mrow>
            <mspace width="16em"/>
            <mi>P</mi>
            <mrow>
              <mrow>
                <mo fence="true" stretchy="true">(</mo>
                <mrow>
                  <mi>E</mi>
                </mrow>
                <mo fence="true" stretchy="true">)</mo>
              </mrow>
              <mo stretchy="false">=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e</mi>
                        <mrow>
                          <mrow>
                            <mn>2</mn>
                            <mo stretchy="false">⋅</mo>
                            <mi>θ</mi>
                          </mrow>
                          <mrow>
                            <mo fence="true" stretchy="true">(</mo>
                            <mrow>
                              <mi>E</mi>
                            </mrow>
                            <mo fence="true" stretchy="true">)</mo>
                          </mrow>
                        </mrow>
                      </msup>
                    </mrow>
                  </mrow>
                  <mo fence="true" stretchy="true">)</mo>
                </mrow>
                <mrow>
                  <mrow/>
                  <mo stretchy="false">−</mo>
                  <mn>1</mn>
                </mrow>
              </msup>
            </mrow>
            <mspace width="8em"/>
            <mrow>
              <mi>E</mi>
              <mo stretchy="false">≤</mo>
              <msubsup>
                <mi>V</mi>
                <mi>a</mi>
                <mrow>
                  <mi>s</mi>
                  <mo stretchy="false">=</mo>
                  <mn>0</mn>
                </mrow>
              </msubsup>
            </mrow>
          </mrow>
        </mtd>
      </mtr>
      <mtr>
        <mtd>
          <mrow>
            <mrow>
              <mi>κ</mi>
              <mo stretchy="false">=</mo>
              <msup>
                <mi>e</mi>
                <mfrac>
                  <msubsup>
                    <mi>V</mi>
                    <mi>a</mi>
                    <mi mathvariant="italic">max</mi>
                  </msubsup>
                  <mi mathvariant="italic">kT</mi>
                </mfrac>
              </msup>
            </mrow>
            <mfrac>
              <mn>1</mn>
              <mi mathvariant="italic">kT</mi>
            </mfrac>
            <mrow>
              <msubsup>
                <mo stretchy="false">∫</mo>
                <mn>0</mn>
                <mi mathvariant="normal">∞</mi>
              </msubsup>
              <mrow>
                <mi>P</mi>
                <mrow>
                  <mo fence="true" stretchy="true">(</mo>
                  <mrow>
                    <msub>
                      <mi>V</mi>
                      <mi>a</mi>
                    </msub>
                  </mrow>
                  <mo fence="true" stretchy="true">)</mo>
                </mrow>
                <msup>
                  <mi>e</mi>
                  <mrow>
                    <mo stretchy="false">−</mo>
                    <mfrac>
                      <msub>
                        <mi>V</mi>
                        <mi>a</mi>
                      </msub>
                      <mi mathvariant="italic">kT</mi>
                    </mfrac>
                  </mrow>
                </msup>
                <msub>
                  <mi mathvariant="italic">dV</mi>
                  <mi>a</mi>
                </msub>
              </mrow>
            </mrow>
            <mspace width="16em"/>
            <mrow>
              <mi mathvariant="normal">Γ</mi>
              <mo stretchy="false">=</mo>
              <msup>
                <mi>e</mi>
                <mrow>
                  <mo stretchy="false">−</mo>
                  <mfrac>
                    <mrow>
                      <mo fence="true" stretchy="false">|</mo>
                      <mrow>
                        <mrow>
                          <mi mathvariant="normal">Δ</mi>
                          <mrow>
                            <msubsup>
                              <mi>V</mi>
                              <mi>a</mi>
                              <mi mathvariant="italic">max</mi>
                            </msubsup>
                            <mo stretchy="false">−</mo>
                            <mi mathvariant="normal">Δ</mi>
                          </mrow>
                          <msubsup>
                            <mi>V</mi>
                            <mi>a</mi>
                            <mrow>
                              <mi>s</mi>
                              <mo stretchy="false">=</mo>
                              <mn>0</mn>
                            </mrow>
                          </msubsup>
                        </mrow>
                      </mrow>
                      <mo fence="true" stretchy="false">|</mo>
                    </mrow>
                    <mrow>
                      <mi>k</mi>
                      <mi>T</mi>
                    </mrow>
                  </mfrac>
                </mrow>
              </msup>
            </mrow>
          </mrow>
        </mtd>
      </mtr>
      <mtr>
        <mtd>
          <mrow/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t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sup>
              <mi>s</mi>
              <mrow>
                <mo stretchy="false">−</mo>
                <mn>1</mn>
              </mrow>
            </msup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</mrow>
        </mtd>
      </mtr>
    </mtable>
    <annotation encoding="StarMath 5.0">B_m ( s ) = 1 over lline g(s) rline L^T_m(s) cdot { left[ H(s) cdot { {-g(s)} over lline g(s) rline } right]  } ~~~~ %eta (s) = left(  sum_{m}^{3N-7}{ B_m^2 (s) } right)^{ 1 over 2 }

newline

t(s) = %eta^{ 1 over 2 }(s) left( %Ux210F over %mu right)^{ 1 over 2 } left[ sum_m^{3N-7}{ B_m^2(s) %omega_m^2(s)} right]^{ - {1 over 4} } ~~~~ a( s ) = t( s ) %eta( s )

newline

%mu_eff(s) = %mu cdot min left lbrace stack{ e^{- 2 a(s) - left[ a(s) right]^2 + left( dt over ds right)^2 } # 1} right none ~~~~ %mu_{ a.u. } = 1 over {  N_A m_e 10^3 }

newline

%theta left( E right) = %Ux210F ^{ {}-1 } int_{ s&lt;{} }^{ s&gt;{} }{ left(2 %mu_eff left[ V_a left( s right)- E right] right)^{1 over 2} ds }

~~~~~~~~

P left( E right) = left(  1 + e^{2 cdot %theta left( E right)} right)^{ {}-1 }

~~~~

E &lt;= V_a^{s=0}

newline

%kappa = e^{{V^max_a over {kT} }} 1 over {kT} int_{0}^{%infinite}{P left( V_a right) e^{-{V_a over {kT} }} dV_a}

~~~~~~~~

%GAMMA = e^{- { lline {%DELTA V^max_a - %DELTA V^{s=0}_a  } rline over {k T} }}

newline newline 
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t(s): s^{ -1 }
~~;~~
%eta(s): s
~~;~~
B_m(s): s</annotation>
  </semantics>
</math>
</file>